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fo:color="#003264" style:font-name="Liberation Serif" fo:font-size="11pt" fo:letter-spacing="-0.039cm" style:font-size-asian="11pt"/>
    </style:style>
    <style:style style:name="P2" style:family="paragraph" style:parent-style-name="Standard">
      <style:paragraph-properties fo:margin-left="0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normal" officeooo:paragraph-rsid="001689f3" style:font-size-asian="10pt" style:font-size-complex="10pt"/>
    </style:style>
    <style:style style:name="P4" style:family="paragraph" style:parent-style-name="Standard">
      <style:paragraph-properties fo:margin-left="0cm" fo:margin-right="0cm" fo:line-height="0.485cm" fo:text-indent="0cm" style:auto-text-indent="false">
        <style:tab-stops>
          <style:tab-stop style:position="0.053cm"/>
          <style:tab-stop style:position="0.079cm"/>
        </style:tab-stops>
      </style:paragraph-properties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officeooo:paragraph-rsid="001689f3"/>
    </style:style>
    <style:style style:name="P6" style:family="paragraph" style:parent-style-name="Standard">
      <style:paragraph-properties fo:margin-left="0.025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/>
    </style:style>
    <style:style style:name="P7" style:family="paragraph" style:parent-style-name="Standard">
      <style:paragraph-properties fo:margin-left="0.025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style:font-size-asian="10pt" style:font-size-complex="10pt"/>
    </style:style>
    <style:style style:name="P8" style:family="paragraph" style:parent-style-name="Standard">
      <style:paragraph-properties fo:margin-left="0.025cm" fo:margin-right="0.005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/>
    </style:style>
    <style:style style:name="P9" style:family="paragraph" style:parent-style-name="Standard">
      <style:paragraph-properties fo:margin-left="0.025cm" fo:margin-right="0.005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025cm" fo:margin-right="0.005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025cm" fo:margin-right="0.005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1pt" fo:letter-spacing="normal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0.485cm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style:font-size-asian="10pt" style:font-size-complex="10pt"/>
    </style:style>
    <style:style style:name="P13" style:family="paragraph" style:parent-style-name="Standard">
      <style:paragraph-properties fo:line-height="0.485cm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normal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2.54cm" fo:margin-right="0cm" fo:line-height="1.178cm" fo:text-indent="0cm" style:auto-text-indent="false"/>
      <style:text-properties fo:color="#003264" style:font-name="Liberation Serif" fo:font-size="25.5pt" fo:letter-spacing="normal" style:font-size-asian="25.5pt"/>
    </style:style>
    <style:style style:name="P15" style:family="paragraph" style:parent-style-name="Standard">
      <style:paragraph-properties fo:margin-left="2.54cm" fo:margin-right="0cm" fo:line-height="0.496cm" fo:text-indent="0cm" style:auto-text-indent="false"/>
      <style:text-properties fo:color="#003264" style:font-name="Liberation Serif" fo:font-size="10pt" fo:letter-spacing="0.002cm" style:font-size-asian="10pt" style:font-size-complex="10pt"/>
    </style:style>
    <style:style style:name="P16" style:family="paragraph" style:parent-style-name="Standard">
      <style:paragraph-properties fo:margin-left="2.54cm" fo:margin-right="0cm" fo:line-height="0.377cm" fo:text-indent="0cm" style:auto-text-indent="false"/>
      <style:text-properties style:font-name="Liberation Serif" fo:font-size="10pt" style:font-size-asian="10pt" style:font-size-complex="10pt"/>
    </style:style>
    <style:style style:name="P17" style:family="paragraph" style:parent-style-name="Standard" style:list-style-name="L1">
      <style:paragraph-properties fo:line-height="0.485cm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font-weight="normal" officeooo:paragraph-rsid="001019a0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line-height="0.485cm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0.002cm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margin-left="3.752cm" fo:margin-right="0cm" fo:line-height="0.485cm" fo:text-indent="-0.635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0.002cm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2">
      <style:paragraph-properties fo:margin-left="3.752cm" fo:margin-right="0cm" fo:line-height="0.485cm" fo:text-indent="-0.635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-0.004cm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paragraph-properties fo:margin-left="3.752cm" fo:margin-right="0cm" fo:line-height="0.485cm" fo:text-indent="-0.635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normal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paragraph-properties fo:margin-left="3.752cm" fo:margin-right="0cm" fo:line-height="0.485cm" fo:text-indent="-0.635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0pt" fo:letter-spacing="normal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2">
      <style:paragraph-properties fo:margin-left="2.501cm" fo:margin-right="0cm" fo:line-height="0.485cm" fo:text-indent="-0.635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 style:list-style-name="L2">
      <style:paragraph-properties fo:margin-left="2.501cm" fo:margin-right="0cm" fo:line-height="0.485cm" fo:text-indent="-0.635cm" style:auto-text-indent="false">
        <style:tab-stops>
          <style:tab-stop style:position="2.514cm"/>
          <style:tab-stop style:position="2.54cm"/>
        </style:tab-stops>
      </style:paragraph-properties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margin-left="0.026cm" fo:margin-right="0cm" fo:text-indent="-0.026cm" style:auto-text-indent="false">
        <style:tab-stops>
          <style:tab-stop style:position="-1.164cm"/>
        </style:tab-stops>
      </style:paragraph-properties>
      <style:text-properties style:font-name="Liberation Serif"/>
    </style:style>
    <style:style style:name="P26" style:family="paragraph" style:parent-style-name="Standard" style:list-style-name="L4">
      <style:paragraph-properties fo:margin-left="2.54cm" fo:margin-right="0cm" fo:text-indent="0cm" style:auto-text-indent="false">
        <style:tab-stops>
          <style:tab-stop style:position="-1.164cm"/>
        </style:tab-stops>
      </style:paragraph-properties>
      <style:text-properties style:font-name="Liberation Serif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0.485cm" fo:text-indent="0cm" style:auto-text-indent="false">
        <style:tab-stops>
          <style:tab-stop style:position="2.514cm"/>
          <style:tab-stop style:position="2.54cm"/>
        </style:tab-stops>
      </style:paragraph-properties>
      <style:text-properties officeooo:paragraph-rsid="00186cee"/>
    </style:style>
    <style:style style:name="T1" style:family="text">
      <style:text-properties fo:color="#646464" fo:letter-spacing="normal"/>
    </style:style>
    <style:style style:name="T2" style:family="text">
      <style:text-properties fo:color="#646464" fo:letter-spacing="normal" style:text-underline-style="solid" style:text-underline-width="auto" style:text-underline-color="font-color"/>
    </style:style>
    <style:style style:name="T3" style:family="text">
      <style:text-properties fo:color="#003264" fo:font-size="11pt" fo:letter-spacing="-0.048cm" style:font-size-asian="11pt" style:font-size-complex="10pt"/>
    </style:style>
    <style:style style:name="T4" style:family="text">
      <style:text-properties fo:color="#003264" fo:font-size="11pt" fo:letter-spacing="-0.026cm" style:font-size-asian="11pt" style:font-size-complex="11pt"/>
    </style:style>
    <style:style style:name="T5" style:family="text">
      <style:text-properties fo:color="#003264" style:font-name="Liberation Serif" fo:font-size="11pt" fo:letter-spacing="-0.039cm" style:font-size-asian="11pt"/>
    </style:style>
    <style:style style:name="T6" style:family="text">
      <style:text-properties fo:color="#003264" style:font-name="Liberation Serif" fo:font-size="8.5pt" fo:letter-spacing="normal" style:font-size-asian="8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689f3" style:font-size-asian="10pt" style:font-size-complex="10pt"/>
    </style:style>
    <style:style style:name="T9" style:family="text">
      <style:text-properties fo:font-size="10pt" officeooo:rsid="00186cee" style:font-size-asian="10pt" style:font-size-complex="10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letter-spacing="normal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letter-spacing="normal" fo:font-weight="bold" style:font-size-asian="11pt" style:font-weight-asian="bold" style:font-size-complex="11pt" style:font-weight-complex="bold"/>
    </style:style>
    <style:style style:name="T14" style:family="text">
      <style:text-properties officeooo:rsid="001689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08cm" fo:text-indent="-0.635cm" fo:margin-left="3.8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3cm" fo:text-indent="-0.635cm" fo:margin-left="4.4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78cm" fo:text-indent="-0.635cm" fo:margin-left="5.0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3cm" fo:text-indent="-0.635cm" fo:margin-left="5.7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48cm" fo:text-indent="-0.635cm" fo:margin-left="6.3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3cm" fo:text-indent="-0.635cm" fo:margin-left="6.9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18cm" fo:text-indent="-0.635cm" fo:margin-left="7.6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3cm" fo:text-indent="-0.635cm" fo:margin-left="8.2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88cm" fo:text-indent="-0.635cm" fo:margin-left="8.8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3cm" fo:text-indent="-0.635cm" fo:margin-left="9.5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em Karat </text:p>
      <text:p text:style-name="P16"><text:span text:style-name="T2">prem.karat@gmail.com</text:span><text:span text:style-name="T1"> </text:span></text:p>
      <text:p text:style-name="P15">+919902097411 </text:p>
      <text:p text:style-name="P1"/>
      <text:p text:style-name="P1"/>
      <text:p text:style-name="P5"><text:span text:style-name="T5">SUMMARY</text:span><text:span text:style-name="T6"> <text:tab/></text:span><text:span text:style-name="T7">Experience in testing Linux kernel, Linux KVM &amp; Openstack </text:span><text:span text:style-name="T9">and automate tests</text:span><text:span text:style-name="T7"> using Python.</text:span></text:p>
      <text:p text:style-name="P27"><text:span text:style-name="T7"><text:tab/></text:span><text:span text:style-name="T8">Have contributed to various open-source projects. </text:span></text:p>
      <text:p text:style-name="P27"><text:span text:style-name="T8"><text:tab/><text:tab/></text:span><text:a xlink:type="simple" xlink:href="https://github.com/premkarat" text:style-name="Internet_20_link" text:visited-style-name="Visited_20_Internet_20_Link"><text:span text:style-name="T8">https://github.com/premkarat</text:span></text:a></text:p>
      <text:p text:style-name="P3"/>
      <text:p text:style-name="P6"><text:span text:style-name="T3">S K I LLS<text:tab/></text:span><text:span text:style-name="T7">Linux Kernel, Python, Linux KVM.</text:span></text:p>
      <text:p text:style-name="P7"/>
      <text:p text:style-name="P7"/>
      <text:p text:style-name="P8"><text:span text:style-name="T4">EXPERIENCE<text:tab/></text:span><text:span text:style-name="T10">Cavium (MontaVista Engineering)<text:tab/><text:tab/><text:tab/><text:tab/><text:tab/>Jan 2014 – Till Date</text:span></text:p>
      <text:p text:style-name="P8"><text:span text:style-name="T10"><text:tab/></text:span><text:span text:style-name="T11">Senior Test Lead (Test Architect)</text:span></text:p>
      <text:p text:style-name="P9"/>
      <text:list xml:id="list8664033289418079689" text:style-name="L1">
        <text:list-header>
          <text:p text:style-name="P17">Designed &amp; developed next-gen, open-source, test automation framework &amp; suite, mvtest, based on pytest. Experience in design, development and automation of tests for various Carrier Grade Linux features. Authored technical papers on IPsec-IKE, Leapsecond testing, kASLR &amp; performance testing. Experience in testing MontaVista Linux distribution (CGL MSD) on x86-64, arm, ppc &amp; mips.<text:line-break/><text:line-break/>open-source contributions:<text:line-break/>1. vDSO randomization proposal for MIPS (http://www.spinics.net/lists/mips/msg50555.html)<text:line-break/>2. Leap second testing (https://github.com/premkarat/leapsecondtest)<text:line-break/>3. ANSI support for pytest-html (https://github.com/pytest-dev/pytest-html/pull/81/commits)<text:line-break/>4. mvtest (https://github.com/premkarat/mvtest)</text:p>
        </text:list-header>
      </text:list>
      <text:p text:style-name="P4"/>
      <text:p text:style-name="P10"><text:tab/>IBM <text:tab/><text:tab/><text:tab/><text:tab/> <text:tab/><text:tab/><text:tab/><text:tab/><text:tab/><text:span text:style-name="T14">May</text:span> 20<text:span text:style-name="T14">05</text:span> – Dec 2013</text:p>
      <text:p text:style-name="P8"><text:span text:style-name="T10"><text:tab/></text:span><text:span text:style-name="T11">Linux KVM Test Architect</text:span></text:p>
      <text:p text:style-name="P11"/>
      <text:list xml:id="list8621667034260250805" text:style-name="L2">
        <text:list-header>
          <text:p text:style-name="P19">IBM Linux Technology Center (2010 - 2013): Test architect &amp; team lead for testing Linux KVM &amp; Openstack on pre-GA RHEL &amp; SLES distributions. Also lead the linux internal support team and have experience in debugging and resolving bugs raised on RHEL, SUSE &amp; Fedora pre-GA distributions.<text:line-break/><text:line-break/>open-source contributions:<text:line-break/>1. Openstack tempest (http://stackalytics.com/?release=all&amp;user_id=prem-karat)<text:line-break/>2. autotest (https://github.com/autotest/autotest/commits?author=premkarat&amp;since=2012-01)<text:line-break/>3. mount helper for 9p (http://marc.info/?l=v9fs-developer&amp;m=131229409901652)<text:line-break/>4. Linux kernel patch for 9p bug fix (http://lkml.indiana.edu/hypermail/linux/kernel/1105.1/01512.html)<text:line-break/><text:line-break/>IBM Rational Labs (2005 - 2010): L1, L2 &amp; L3 customer support engineer for Rational DOORS &amp; directory server. Experience in handling Defense &amp; Aerospace customers across the globe (US, EMEA &amp; APAC).<text:line-break/><text:line-break/>Joined IBM via acquisition of Telelogic</text:p>
          <text:list>
            <text:list-header>
              <text:p text:style-name="P18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<text:soft-page-break/>Indian Institute of Technology, Jodhpur (IIT Jodhpur)<text:tab/><text:tab/>Dec 2012 – Dec 2012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4">Guest Lecturer (IBM University Relations)</text:p>
              <text:p text:style-name="P24"/>
            </text:list-header>
          </text:list>
          <text:p text:style-name="P20">Delivered guest lecture on Linux KVM &amp; Openstack and thereby contributing to an academic module for a two credit course titled '63201 Cloud Computing Theory &amp; <text:s/>Technologies'.</text:p>
        </text:list-header>
      </text:list>
      <text:p text:style-name="P10"><text:tab/></text:p>
      <text:p text:style-name="P10"><text:tab/>Dell<text:tab/><text:tab/><text:tab/><text:tab/><text:tab/><text:tab/><text:tab/><text:tab/><text:tab/>Jun 2004 – May 2005</text:p>
      <text:list xml:id="list3533475719717725034" text:style-name="L3">
        <text:list-header>
          <text:p text:style-name="P21">Senior Technical Support Associate </text:p>
        </text:list-header>
      </text:list>
      <text:p text:style-name="P13"/>
      <text:p text:style-name="P12"><text:span text:style-name="T12"><text:tab/> </text:span><text:span text:style-name="T13">Allsec Technologies<text:tab/><text:tab/><text:tab/><text:tab/><text:tab/><text:tab/><text:tab/> Jan <text:s/>2003 – May 2004</text:span></text:p>
      <text:list xml:id="list1347876212751618529" text:style-name="L4">
        <text:list-header>
          <text:p text:style-name="P22">Customer Support Associate</text:p>
        </text:list-header>
      </text:list>
      <text:p text:style-name="P2"/>
      <text:list xml:id="list234302783179397" text:continue-numbering="true" text:style-name="L4">
        <text:list-header>
          <text:p text:style-name="P25"><text:span text:style-name="T4">EDUCATION<text:tab/></text:span><text:span text:style-name="T10">National Institute of Technology Silchar (NIT Silchar)<text:tab/><text:tab/> 1997 - 2002 </text:span></text:p>
          <text:list>
            <text:list-item>
              <text:list>
                <text:list-header>
                  <text:p text:style-name="P26">Bachelor of Engineering (B.E.) <text:s/>in Electronics and Telecommunications</text:p>
                </text:list-header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5:23:30</meta:creation-date>
    <dc:date>2017-05-31T23:41:22.800900652</dc:date>
    <meta:editing-duration>PT2H8M4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334" meta:character-count="2635" meta:non-whitespace-character-count="2273"/>
  </office:meta>
</office:document-meta>
</file>